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0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1" style:parent-style-name="VarsayılanParagrafYazıTipi" style:family="text">
      <style:text-properties fo:language="en" fo:country="NL"/>
    </style:style>
    <style:style style:name="T12" style:parent-style-name="VarsayılanParagrafYazıTipi" style:family="text">
      <style:text-properties fo:language="en" fo:country="NL"/>
    </style:style>
    <style:style style:name="T13" style:parent-style-name="VarsayılanParagrafYazıTipi" style:family="text">
      <style:text-properties fo:language="en" fo:country="NL"/>
    </style:style>
    <style:style style:name="T14" style:parent-style-name="VarsayılanParagrafYazıTipi" style:family="text">
      <style:text-properties fo:language="en" fo:country="NL"/>
    </style:style>
    <style:style style:name="T15" style:parent-style-name="VarsayılanParagrafYazıTipi" style:family="text">
      <style:text-properties fo:language="en" fo:country="NL"/>
    </style:style>
    <style:style style:name="T16" style:parent-style-name="VarsayılanParagrafYazıTipi" style:family="text">
      <style:text-properties fo:language="en" fo:country="NL"/>
    </style:style>
    <style:style style:name="T17" style:parent-style-name="VarsayılanParagrafYazıTipi" style:family="text">
      <style:text-properties fo:language="en" fo:country="NL"/>
    </style:style>
    <style:style style:name="T18" style:parent-style-name="VarsayılanParagrafYazıTipi" style:family="text">
      <style:text-properties fo:language="en" fo:country="NL"/>
    </style:style>
    <style:style style:name="T19" style:parent-style-name="VarsayılanParagrafYazıTipi" style:family="text">
      <style:text-properties fo:language="en" fo:country="NL"/>
    </style:style>
    <style:style style:name="T20" style:parent-style-name="VarsayılanParagrafYazıTipi" style:family="text">
      <style:text-properties fo:language="en" fo:country="NL"/>
    </style:style>
    <style:style style:name="T21" style:parent-style-name="VarsayılanParagrafYazıTipi" style:family="text">
      <style:text-properties fo:language="en" fo:country="NL"/>
    </style:style>
    <style:style style:name="T22" style:parent-style-name="VarsayılanParagrafYazıTipi" style:family="text">
      <style:text-properties fo:language="en" fo:country="NL"/>
    </style:style>
    <style:style style:name="T23" style:parent-style-name="VarsayılanParagrafYazıTipi" style:family="text">
      <style:text-properties fo:language="en" fo:country="NL"/>
    </style:style>
    <style:style style:name="T2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7" style:parent-style-name="VarsayılanParagrafYazıTipi" style:family="text">
      <style:text-properties fo:language="en" fo:country="NL"/>
    </style:style>
    <style:style style:name="T2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0" style:parent-style-name="VarsayılanParagrafYazıTipi" style:family="text">
      <style:text-properties fo:language="en" fo:country="NL"/>
    </style:style>
    <style:style style:name="T31" style:parent-style-name="VarsayılanParagrafYazıTipi" style:family="text">
      <style:text-properties fo:language="en" fo:country="NL"/>
    </style:style>
    <style:style style:name="T32" style:parent-style-name="VarsayılanParagrafYazıTipi" style:family="text">
      <style:text-properties fo:language="en" fo:country="NL"/>
    </style:style>
    <style:style style:name="T33" style:parent-style-name="VarsayılanParagrafYazıTipi" style:family="text">
      <style:text-properties fo:language="en" fo:country="NL"/>
    </style:style>
    <style:style style:name="T34" style:parent-style-name="VarsayılanParagrafYazıTipi" style:family="text">
      <style:text-properties fo:language="en" fo:country="NL"/>
    </style:style>
    <style:style style:name="T3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7" style:parent-style-name="VarsayılanParagrafYazıTipi" style:family="text">
      <style:text-properties fo:language="en" fo:country="NL"/>
    </style:style>
    <style:style style:name="T3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0" style:parent-style-name="VarsayılanParagrafYazıTipi" style:family="text">
      <style:text-properties fo:language="en" fo:country="NL"/>
    </style:style>
    <style:style style:name="T41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46" style:parent-style-name="VarsayılanParagrafYazıTipi" style:family="text">
      <style:text-properties fo:language="en" fo:country="NL"/>
    </style:style>
    <style:style style:name="T47" style:parent-style-name="VarsayılanParagrafYazıTipi" style:family="text">
      <style:text-properties fo:language="en" fo:country="NL"/>
    </style:style>
    <style:style style:name="T48" style:parent-style-name="VarsayılanParagrafYazıTipi" style:family="text">
      <style:text-properties fo:language="en" fo:country="NL"/>
    </style:style>
    <style:style style:name="T49" style:parent-style-name="VarsayılanParagrafYazıTipi" style:family="text">
      <style:text-properties fo:language="en" fo:country="NL"/>
    </style:style>
    <style:style style:name="T50" style:parent-style-name="VarsayılanParagrafYazıTipi" style:family="text">
      <style:text-properties fo:language="en" fo:country="NL"/>
    </style:style>
    <style:style style:name="T51" style:parent-style-name="VarsayılanParagrafYazıTipi" style:family="text">
      <style:text-properties fo:language="en" fo:country="NL"/>
    </style:style>
    <style:style style:name="T52" style:parent-style-name="VarsayılanParagrafYazıTipi" style:family="text">
      <style:text-properties fo:language="en" fo:country="NL"/>
    </style:style>
    <style:style style:name="T53" style:parent-style-name="VarsayılanParagrafYazıTipi" style:family="text">
      <style:text-properties fo:language="en" fo:country="NL"/>
    </style:style>
    <style:style style:name="T54" style:parent-style-name="VarsayılanParagrafYazıTipi" style:family="text">
      <style:text-properties fo:language="en" fo:country="NL"/>
    </style:style>
    <style:style style:name="T55" style:parent-style-name="VarsayılanParagrafYazıTipi" style:family="text">
      <style:text-properties fo:language="en" fo:country="NL"/>
    </style:style>
    <style:style style:name="T56" style:parent-style-name="VarsayılanParagrafYazıTipi" style:family="text">
      <style:text-properties fo:language="en" fo:country="NL"/>
    </style:style>
    <style:style style:name="T5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5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59" style:parent-style-name="VarsayılanParagrafYazıTipi" style:family="text">
      <style:text-properties fo:language="en" fo:country="NL"/>
    </style:style>
    <style:style style:name="T60" style:parent-style-name="VarsayılanParagrafYazıTipi" style:family="text">
      <style:text-properties fo:language="en" fo:country="NL"/>
    </style:style>
    <style:style style:name="T61" style:parent-style-name="VarsayılanParagrafYazıTipi" style:family="text">
      <style:text-properties fo:language="en" fo:country="NL"/>
    </style:style>
    <style:style style:name="T62" style:parent-style-name="VarsayılanParagrafYazıTipi" style:family="text">
      <style:text-properties fo:language="en" fo:country="NL"/>
    </style:style>
    <style:style style:name="T6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6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6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66" style:parent-style-name="VarsayılanParagrafYazıTipi" style:family="text">
      <style:text-properties fo:language="en" fo:country="NL"/>
    </style:style>
    <style:style style:name="T67" style:parent-style-name="VarsayılanParagrafYazıTipi" style:family="text">
      <style:text-properties fo:language="en" fo:country="NL"/>
    </style:style>
    <style:style style:name="T68" style:parent-style-name="VarsayılanParagrafYazıTipi" style:family="text">
      <style:text-properties fo:language="en" fo:country="NL"/>
    </style:style>
    <style:style style:name="T69" style:parent-style-name="VarsayılanParagrafYazıTipi" style:family="text">
      <style:text-properties fo:language="en" fo:country="NL"/>
    </style:style>
    <style:style style:name="T70" style:parent-style-name="VarsayılanParagrafYazıTipi" style:family="text">
      <style:text-properties fo:language="en" fo:country="NL"/>
    </style:style>
    <style:style style:name="T71" style:parent-style-name="VarsayılanParagrafYazıTipi" style:family="text">
      <style:text-properties fo:language="en" fo:country="NL"/>
    </style:style>
    <style:style style:name="T72" style:parent-style-name="VarsayılanParagrafYazıTipi" style:family="text">
      <style:text-properties fo:language="en" fo:country="NL"/>
    </style:style>
    <style:style style:name="T73" style:parent-style-name="VarsayılanParagrafYazıTipi" style:family="text">
      <style:text-properties fo:language="en" fo:country="NL"/>
    </style:style>
    <style:style style:name="T74" style:parent-style-name="VarsayılanParagrafYazıTipi" style:family="text">
      <style:text-properties fo:language="en" fo:country="NL"/>
    </style:style>
    <style:style style:name="T75" style:parent-style-name="VarsayılanParagrafYazıTipi" style:family="text">
      <style:text-properties fo:language="en" fo:country="NL"/>
    </style:style>
    <style:style style:name="T76" style:parent-style-name="VarsayılanParagrafYazıTipi" style:family="text">
      <style:text-properties fo:language="en" fo:country="NL"/>
    </style:style>
    <style:style style:name="T7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7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79" style:parent-style-name="VarsayılanParagrafYazıTipi" style:family="text">
      <style:text-properties fo:language="en" fo:country="NL"/>
    </style:style>
    <style:style style:name="T80" style:parent-style-name="VarsayılanParagrafYazıTipi" style:family="text">
      <style:text-properties fo:language="en" fo:country="NL"/>
    </style:style>
    <style:style style:name="T81" style:parent-style-name="VarsayılanParagrafYazıTipi" style:family="text">
      <style:text-properties fo:language="en" fo:country="NL"/>
    </style:style>
    <style:style style:name="T82" style:parent-style-name="VarsayılanParagrafYazıTipi" style:family="text">
      <style:text-properties fo:language="en" fo:country="NL"/>
    </style:style>
    <style:style style:name="T83" style:parent-style-name="VarsayılanParagrafYazıTipi" style:family="text">
      <style:text-properties fo:language="en" fo:country="NL"/>
    </style:style>
    <style:style style:name="T84" style:parent-style-name="VarsayılanParagrafYazıTipi" style:family="text">
      <style:text-properties fo:language="en" fo:country="NL"/>
    </style:style>
    <style:style style:name="T85" style:parent-style-name="VarsayılanParagrafYazıTipi" style:family="text">
      <style:text-properties fo:language="en" fo:country="NL"/>
    </style:style>
    <style:style style:name="T8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8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8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89" style:parent-style-name="VarsayılanParagrafYazıTipi" style:family="text">
      <style:text-properties fo:language="en" fo:country="NL"/>
    </style:style>
    <style:style style:name="T90" style:parent-style-name="VarsayılanParagrafYazıTipi" style:family="text">
      <style:text-properties fo:language="en" fo:country="NL"/>
    </style:style>
    <style:style style:name="T91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9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93" style:parent-style-name="VarsayılanParagrafYazıTipi" style:family="text">
      <style:text-properties fo:language="en" fo:country="NL"/>
    </style:style>
    <style:style style:name="T94" style:parent-style-name="VarsayılanParagrafYazıTipi" style:family="text">
      <style:text-properties fo:language="en" fo:country="NL"/>
    </style:style>
    <style:style style:name="T95" style:parent-style-name="VarsayılanParagrafYazıTipi" style:family="text">
      <style:text-properties fo:language="en" fo:country="NL"/>
    </style:style>
    <style:style style:name="T96" style:parent-style-name="VarsayılanParagrafYazıTipi" style:family="text">
      <style:text-properties fo:language="en" fo:country="NL"/>
    </style:style>
    <style:style style:name="T97" style:parent-style-name="VarsayılanParagrafYazıTipi" style:family="text">
      <style:text-properties fo:language="en" fo:country="NL"/>
    </style:style>
    <style:style style:name="T98" style:parent-style-name="VarsayılanParagrafYazıTipi" style:family="text">
      <style:text-properties fo:language="en" fo:country="NL"/>
    </style:style>
    <style:style style:name="T99" style:parent-style-name="VarsayılanParagrafYazıTipi" style:family="text">
      <style:text-properties fo:language="en" fo:country="NL"/>
    </style:style>
    <style:style style:name="T100" style:parent-style-name="VarsayılanParagrafYazıTipi" style:family="text">
      <style:text-properties fo:language="en" fo:country="NL"/>
    </style:style>
    <style:style style:name="T101" style:parent-style-name="VarsayılanParagrafYazıTipi" style:family="text">
      <style:text-properties fo:language="en" fo:country="NL"/>
    </style:style>
    <style:style style:name="T102" style:parent-style-name="VarsayılanParagrafYazıTipi" style:family="text">
      <style:text-properties fo:language="en" fo:country="NL"/>
    </style:style>
    <style:style style:name="T103" style:parent-style-name="VarsayılanParagrafYazıTipi" style:family="text">
      <style:text-properties fo:language="en" fo:country="NL"/>
    </style:style>
    <style:style style:name="T104" style:parent-style-name="VarsayılanParagrafYazıTipi" style:family="text">
      <style:text-properties fo:language="en" fo:country="NL"/>
    </style:style>
    <style:style style:name="T105" style:parent-style-name="VarsayılanParagrafYazıTipi" style:family="text">
      <style:text-properties fo:language="en" fo:country="NL"/>
    </style:style>
    <style:style style:name="T106" style:parent-style-name="VarsayılanParagrafYazıTipi" style:family="text">
      <style:text-properties fo:language="en" fo:country="NL"/>
    </style:style>
    <style:style style:name="T107" style:parent-style-name="VarsayılanParagrafYazıTipi" style:family="text">
      <style:text-properties fo:language="en" fo:country="NL"/>
    </style:style>
    <style:style style:name="T108" style:parent-style-name="VarsayılanParagrafYazıTipi" style:family="text">
      <style:text-properties fo:language="en" fo:country="NL"/>
    </style:style>
    <style:style style:name="T109" style:parent-style-name="VarsayılanParagrafYazıTipi" style:family="text">
      <style:text-properties fo:language="en" fo:country="NL"/>
    </style:style>
    <style:style style:name="T110" style:parent-style-name="VarsayılanParagrafYazıTipi" style:family="text">
      <style:text-properties fo:language="en" fo:country="NL"/>
    </style:style>
    <style:style style:name="T111" style:parent-style-name="VarsayılanParagrafYazıTipi" style:family="text">
      <style:text-properties fo:language="en" fo:country="NL"/>
    </style:style>
    <style:style style:name="T112" style:parent-style-name="VarsayılanParagrafYazıTipi" style:family="text">
      <style:text-properties fo:language="en" fo:country="NL"/>
    </style:style>
    <style:style style:name="T113" style:parent-style-name="VarsayılanParagrafYazıTipi" style:family="text">
      <style:text-properties fo:language="en" fo:country="NL"/>
    </style:style>
    <style:style style:name="T114" style:parent-style-name="VarsayılanParagrafYazıTipi" style:family="text">
      <style:text-properties fo:language="en" fo:country="NL"/>
    </style:style>
    <style:style style:name="T115" style:parent-style-name="VarsayılanParagrafYazıTipi" style:family="text">
      <style:text-properties fo:language="en" fo:country="NL"/>
    </style:style>
    <style:style style:name="T116" style:parent-style-name="VarsayılanParagrafYazıTipi" style:family="text">
      <style:text-properties fo:language="en" fo:country="NL"/>
    </style:style>
    <style:style style:name="T117" style:parent-style-name="VarsayılanParagrafYazıTipi" style:family="text">
      <style:text-properties fo:language="en" fo:country="NL"/>
    </style:style>
    <style:style style:name="T118" style:parent-style-name="VarsayılanParagrafYazıTipi" style:family="text">
      <style:text-properties fo:language="en" fo:country="NL"/>
    </style:style>
    <style:style style:name="T119" style:parent-style-name="VarsayılanParagrafYazıTipi" style:family="text">
      <style:text-properties fo:language="en" fo:country="NL"/>
    </style:style>
    <style:style style:name="T120" style:parent-style-name="VarsayılanParagrafYazıTipi" style:family="text">
      <style:text-properties fo:language="en" fo:country="NL"/>
    </style:style>
    <style:style style:name="T121" style:parent-style-name="VarsayılanParagrafYazıTipi" style:family="text">
      <style:text-properties fo:language="en" fo:country="NL"/>
    </style:style>
    <style:style style:name="T122" style:parent-style-name="VarsayılanParagrafYazıTipi" style:family="text">
      <style:text-properties fo:language="en" fo:country="NL"/>
    </style:style>
    <style:style style:name="T123" style:parent-style-name="VarsayılanParagrafYazıTipi" style:family="text">
      <style:text-properties fo:language="en" fo:country="NL"/>
    </style:style>
    <style:style style:name="T124" style:parent-style-name="VarsayılanParagrafYazıTipi" style:family="text">
      <style:text-properties fo:language="en" fo:country="NL"/>
    </style:style>
    <style:style style:name="T125" style:parent-style-name="VarsayılanParagrafYazıTipi" style:family="text">
      <style:text-properties fo:language="en" fo:country="NL"/>
    </style:style>
    <style:style style:name="T126" style:parent-style-name="VarsayılanParagrafYazıTipi" style:family="text">
      <style:text-properties fo:language="en" fo:country="NL"/>
    </style:style>
    <style:style style:name="T127" style:parent-style-name="VarsayılanParagrafYazıTipi" style:family="text">
      <style:text-properties fo:language="en" fo:country="NL"/>
    </style:style>
    <style:style style:name="T128" style:parent-style-name="VarsayılanParagrafYazıTipi" style:family="text">
      <style:text-properties fo:language="en" fo:country="NL"/>
    </style:style>
    <style:style style:name="T129" style:parent-style-name="VarsayılanParagrafYazıTipi" style:family="text">
      <style:text-properties fo:language="en" fo:country="NL"/>
    </style:style>
    <style:style style:name="T130" style:parent-style-name="VarsayılanParagrafYazıTipi" style:family="text">
      <style:text-properties fo:language="en" fo:country="NL"/>
    </style:style>
    <style:style style:name="T131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3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33" style:parent-style-name="VarsayılanParagrafYazıTipi" style:family="text">
      <style:text-properties fo:language="en" fo:country="NL"/>
    </style:style>
    <style:style style:name="T134" style:parent-style-name="VarsayılanParagrafYazıTipi" style:family="text">
      <style:text-properties fo:language="en" fo:country="NL"/>
    </style:style>
    <style:style style:name="T135" style:parent-style-name="VarsayılanParagrafYazıTipi" style:family="text">
      <style:text-properties fo:language="en" fo:country="NL"/>
    </style:style>
    <style:style style:name="T136" style:parent-style-name="VarsayılanParagrafYazıTipi" style:family="text">
      <style:text-properties fo:language="en" fo:country="NL"/>
    </style:style>
    <style:style style:name="T13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3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39" style:parent-style-name="VarsayılanParagrafYazıTipi" style:family="text">
      <style:text-properties fo:language="en" fo:country="NL"/>
    </style:style>
    <style:style style:name="T140" style:parent-style-name="VarsayılanParagrafYazıTipi" style:family="text">
      <style:text-properties fo:language="en" fo:country="NL"/>
    </style:style>
    <style:style style:name="T141" style:parent-style-name="VarsayılanParagrafYazıTipi" style:family="text">
      <style:text-properties fo:language="en" fo:country="NL"/>
    </style:style>
    <style:style style:name="T142" style:parent-style-name="VarsayılanParagrafYazıTipi" style:family="text">
      <style:text-properties fo:language="en" fo:country="NL"/>
    </style:style>
    <style:style style:name="T143" style:parent-style-name="VarsayılanParagrafYazıTipi" style:family="text">
      <style:text-properties fo:language="en" fo:country="NL"/>
    </style:style>
    <style:style style:name="T144" style:parent-style-name="VarsayılanParagrafYazıTipi" style:family="text">
      <style:text-properties fo:language="en" fo:country="NL"/>
    </style:style>
    <style:style style:name="T145" style:parent-style-name="VarsayılanParagrafYazıTipi" style:family="text">
      <style:text-properties fo:language="en" fo:country="NL"/>
    </style:style>
    <style:style style:name="T146" style:parent-style-name="VarsayılanParagrafYazıTipi" style:family="text">
      <style:text-properties fo:language="en" fo:country="NL"/>
    </style:style>
    <style:style style:name="T147" style:parent-style-name="VarsayılanParagrafYazıTipi" style:family="text">
      <style:text-properties fo:language="en" fo:country="NL"/>
    </style:style>
    <style:style style:name="T148" style:parent-style-name="VarsayılanParagrafYazıTipi" style:family="text">
      <style:text-properties fo:language="en" fo:country="NL"/>
    </style:style>
    <style:style style:name="T14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50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51" style:parent-style-name="VarsayılanParagrafYazıTipi" style:family="text">
      <style:text-properties fo:language="en" fo:country="NL"/>
    </style:style>
    <style:style style:name="T152" style:parent-style-name="VarsayılanParagrafYazıTipi" style:family="text">
      <style:text-properties fo:language="en" fo:country="NL"/>
    </style:style>
    <style:style style:name="T153" style:parent-style-name="VarsayılanParagrafYazıTipi" style:family="text">
      <style:text-properties fo:language="en" fo:country="NL"/>
    </style:style>
    <style:style style:name="T154" style:parent-style-name="VarsayılanParagrafYazıTipi" style:family="text">
      <style:text-properties fo:language="en" fo:country="NL"/>
    </style:style>
    <style:style style:name="T155" style:parent-style-name="VarsayılanParagrafYazıTipi" style:family="text">
      <style:text-properties fo:language="en" fo:country="NL"/>
    </style:style>
    <style:style style:name="T156" style:parent-style-name="VarsayılanParagrafYazıTipi" style:family="text">
      <style:text-properties fo:language="en" fo:country="NL"/>
    </style:style>
    <style:style style:name="T157" style:parent-style-name="VarsayılanParagrafYazıTipi" style:family="text">
      <style:text-properties fo:language="en" fo:country="NL"/>
    </style:style>
    <style:style style:name="T158" style:parent-style-name="VarsayılanParagrafYazıTipi" style:family="text">
      <style:text-properties fo:language="en" fo:country="NL"/>
    </style:style>
    <style:style style:name="T159" style:parent-style-name="VarsayılanParagrafYazıTipi" style:family="text">
      <style:text-properties fo:language="en" fo:country="NL"/>
    </style:style>
    <style:style style:name="T160" style:parent-style-name="VarsayılanParagrafYazıTipi" style:family="text">
      <style:text-properties fo:language="en" fo:country="NL"/>
    </style:style>
    <style:style style:name="T161" style:parent-style-name="VarsayılanParagrafYazıTipi" style:family="text">
      <style:text-properties fo:language="en" fo:country="NL"/>
    </style:style>
    <style:style style:name="T162" style:parent-style-name="VarsayılanParagrafYazıTipi" style:family="text">
      <style:text-properties fo:language="en" fo:country="NL"/>
    </style:style>
    <style:style style:name="T163" style:parent-style-name="VarsayılanParagrafYazıTipi" style:family="text">
      <style:text-properties fo:language="en" fo:country="NL"/>
    </style:style>
    <style:style style:name="T164" style:parent-style-name="VarsayılanParagrafYazıTipi" style:family="text">
      <style:text-properties fo:language="en" fo:country="NL"/>
    </style:style>
    <style:style style:name="T165" style:parent-style-name="VarsayılanParagrafYazıTipi" style:family="text">
      <style:text-properties fo:language="en" fo:country="NL"/>
    </style:style>
    <style:style style:name="T166" style:parent-style-name="VarsayılanParagrafYazıTipi" style:family="text">
      <style:text-properties fo:language="en" fo:country="NL"/>
    </style:style>
    <style:style style:name="T167" style:parent-style-name="VarsayılanParagrafYazıTipi" style:family="text">
      <style:text-properties fo:language="en" fo:country="NL"/>
    </style:style>
    <style:style style:name="T168" style:parent-style-name="VarsayılanParagrafYazıTipi" style:family="text">
      <style:text-properties fo:language="en" fo:country="NL"/>
    </style:style>
    <style:style style:name="T169" style:parent-style-name="VarsayılanParagrafYazıTipi" style:family="text">
      <style:text-properties fo:language="en" fo:country="NL"/>
    </style:style>
    <style:style style:name="T170" style:parent-style-name="VarsayılanParagrafYazıTipi" style:family="text">
      <style:text-properties fo:language="en" fo:country="NL"/>
    </style:style>
    <style:style style:name="T171" style:parent-style-name="VarsayılanParagrafYazıTipi" style:family="text">
      <style:text-properties fo:language="en" fo:country="NL"/>
    </style:style>
    <style:style style:name="T172" style:parent-style-name="VarsayılanParagrafYazıTipi" style:family="text">
      <style:text-properties fo:language="en" fo:country="NL"/>
    </style:style>
    <style:style style:name="T173" style:parent-style-name="VarsayılanParagrafYazıTipi" style:family="text">
      <style:text-properties fo:language="en" fo:country="NL"/>
    </style:style>
    <style:style style:name="T174" style:parent-style-name="VarsayılanParagrafYazıTipi" style:family="text">
      <style:text-properties fo:language="en" fo:country="NL"/>
    </style:style>
    <style:style style:name="T175" style:parent-style-name="VarsayılanParagrafYazıTipi" style:family="text">
      <style:text-properties fo:language="en" fo:country="NL"/>
    </style:style>
    <style:style style:name="T176" style:parent-style-name="VarsayılanParagrafYazıTipi" style:family="text">
      <style:text-properties fo:language="en" fo:country="NL"/>
    </style:style>
    <style:style style:name="T177" style:parent-style-name="VarsayılanParagrafYazıTipi" style:family="text">
      <style:text-properties fo:language="en" fo:country="NL"/>
    </style:style>
    <style:style style:name="T178" style:parent-style-name="VarsayılanParagrafYazıTipi" style:family="text">
      <style:text-properties fo:language="en" fo:country="NL"/>
    </style:style>
    <style:style style:name="T179" style:parent-style-name="VarsayılanParagrafYazıTipi" style:family="text">
      <style:text-properties fo:language="en" fo:country="NL"/>
    </style:style>
    <style:style style:name="T180" style:parent-style-name="VarsayılanParagrafYazıTipi" style:family="text">
      <style:text-properties fo:language="en" fo:country="NL"/>
    </style:style>
    <style:style style:name="T181" style:parent-style-name="VarsayılanParagrafYazıTipi" style:family="text">
      <style:text-properties fo:language="en" fo:country="NL"/>
    </style:style>
    <style:style style:name="T182" style:parent-style-name="VarsayılanParagrafYazıTipi" style:family="text">
      <style:text-properties fo:language="en" fo:country="NL"/>
    </style:style>
    <style:style style:name="T18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8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185" style:parent-style-name="VarsayılanParagrafYazıTipi" style:family="text">
      <style:text-properties fo:language="en" fo:country="NL"/>
    </style:style>
    <style:style style:name="T186" style:parent-style-name="VarsayılanParagrafYazıTipi" style:family="text">
      <style:text-properties fo:language="en" fo:country="NL"/>
    </style:style>
    <style:style style:name="T187" style:parent-style-name="VarsayılanParagrafYazıTipi" style:family="text">
      <style:text-properties fo:language="en" fo:country="NL"/>
    </style:style>
    <style:style style:name="T188" style:parent-style-name="VarsayılanParagrafYazıTipi" style:family="text">
      <style:text-properties fo:language="en" fo:country="NL"/>
    </style:style>
    <style:style style:name="T189" style:parent-style-name="VarsayılanParagrafYazıTipi" style:family="text">
      <style:text-properties fo:language="en" fo:country="NL"/>
    </style:style>
    <style:style style:name="T190" style:parent-style-name="VarsayılanParagrafYazıTipi" style:family="text">
      <style:text-properties fo:language="en" fo:country="NL"/>
    </style:style>
    <style:style style:name="T191" style:parent-style-name="VarsayılanParagrafYazıTipi" style:family="text">
      <style:text-properties fo:language="en" fo:country="NL"/>
    </style:style>
    <style:style style:name="T192" style:parent-style-name="VarsayılanParagrafYazıTipi" style:family="text">
      <style:text-properties fo:language="en" fo:country="NL"/>
    </style:style>
    <style:style style:name="T193" style:parent-style-name="VarsayılanParagrafYazıTipi" style:family="text">
      <style:text-properties fo:language="en" fo:country="NL"/>
    </style:style>
    <style:style style:name="T194" style:parent-style-name="VarsayılanParagrafYazıTipi" style:family="text">
      <style:text-properties fo:language="en" fo:country="NL"/>
    </style:style>
    <style:style style:name="T195" style:parent-style-name="VarsayılanParagrafYazıTipi" style:family="text">
      <style:text-properties fo:language="en" fo:country="NL"/>
    </style:style>
    <style:style style:name="T196" style:parent-style-name="VarsayılanParagrafYazıTipi" style:family="text">
      <style:text-properties fo:language="en" fo:country="NL"/>
    </style:style>
    <style:style style:name="T197" style:parent-style-name="VarsayılanParagrafYazıTipi" style:family="text">
      <style:text-properties fo:language="en" fo:country="NL"/>
    </style:style>
    <style:style style:name="T198" style:parent-style-name="VarsayılanParagrafYazıTipi" style:family="text">
      <style:text-properties fo:language="en" fo:country="NL"/>
    </style:style>
    <style:style style:name="T199" style:parent-style-name="VarsayılanParagrafYazıTipi" style:family="text">
      <style:text-properties fo:language="en" fo:country="NL"/>
    </style:style>
    <style:style style:name="T200" style:parent-style-name="VarsayılanParagrafYazıTipi" style:family="text">
      <style:text-properties fo:language="en" fo:country="NL"/>
    </style:style>
    <style:style style:name="T201" style:parent-style-name="VarsayılanParagrafYazıTipi" style:family="text">
      <style:text-properties fo:language="en" fo:country="NL"/>
    </style:style>
    <style:style style:name="T202" style:parent-style-name="VarsayılanParagrafYazıTipi" style:family="text">
      <style:text-properties fo:language="en" fo:country="NL"/>
    </style:style>
    <style:style style:name="T203" style:parent-style-name="VarsayılanParagrafYazıTipi" style:family="text">
      <style:text-properties fo:language="en" fo:country="NL"/>
    </style:style>
    <style:style style:name="T204" style:parent-style-name="VarsayılanParagrafYazıTipi" style:family="text">
      <style:text-properties fo:language="en" fo:country="NL"/>
    </style:style>
    <style:style style:name="T205" style:parent-style-name="VarsayılanParagrafYazıTipi" style:family="text">
      <style:text-properties fo:language="en" fo:country="NL"/>
    </style:style>
    <style:style style:name="T206" style:parent-style-name="VarsayılanParagrafYazıTipi" style:family="text">
      <style:text-properties fo:language="en" fo:country="NL"/>
    </style:style>
    <style:style style:name="T207" style:parent-style-name="VarsayılanParagrafYazıTipi" style:family="text">
      <style:text-properties fo:language="en" fo:country="NL"/>
    </style:style>
    <style:style style:name="T208" style:parent-style-name="VarsayılanParagrafYazıTipi" style:family="text">
      <style:text-properties fo:language="en" fo:country="NL"/>
    </style:style>
    <style:style style:name="T209" style:parent-style-name="VarsayılanParagrafYazıTipi" style:family="text">
      <style:text-properties fo:language="en" fo:country="NL"/>
    </style:style>
    <style:style style:name="T210" style:parent-style-name="VarsayılanParagrafYazıTipi" style:family="text">
      <style:text-properties fo:language="en" fo:country="NL"/>
    </style:style>
    <style:style style:name="T211" style:parent-style-name="VarsayılanParagrafYazıTipi" style:family="text">
      <style:text-properties fo:language="en" fo:country="NL"/>
    </style:style>
    <style:style style:name="T212" style:parent-style-name="VarsayılanParagrafYazıTipi" style:family="text">
      <style:text-properties fo:language="en" fo:country="NL"/>
    </style:style>
    <style:style style:name="T21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1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15" style:parent-style-name="VarsayılanParagrafYazıTipi" style:family="text">
      <style:text-properties fo:language="en" fo:country="NL"/>
    </style:style>
    <style:style style:name="T216" style:parent-style-name="VarsayılanParagrafYazıTipi" style:family="text">
      <style:text-properties fo:language="en" fo:country="NL"/>
    </style:style>
    <style:style style:name="T217" style:parent-style-name="VarsayılanParagrafYazıTipi" style:family="text">
      <style:text-properties fo:language="en" fo:country="NL"/>
    </style:style>
    <style:style style:name="T218" style:parent-style-name="VarsayılanParagrafYazıTipi" style:family="text">
      <style:text-properties fo:language="en" fo:country="NL"/>
    </style:style>
    <style:style style:name="T219" style:parent-style-name="VarsayılanParagrafYazıTipi" style:family="text">
      <style:text-properties fo:language="en" fo:country="NL"/>
    </style:style>
    <style:style style:name="T220" style:parent-style-name="VarsayılanParagrafYazıTipi" style:family="text">
      <style:text-properties fo:language="en" fo:country="NL"/>
    </style:style>
    <style:style style:name="T221" style:parent-style-name="VarsayılanParagrafYazıTipi" style:family="text">
      <style:text-properties fo:language="en" fo:country="NL"/>
    </style:style>
    <style:style style:name="T22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23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2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25" style:parent-style-name="VarsayılanParagrafYazıTipi" style:family="text">
      <style:text-properties fo:language="en" fo:country="NL"/>
    </style:style>
    <style:style style:name="T226" style:parent-style-name="VarsayılanParagrafYazıTipi" style:family="text">
      <style:text-properties fo:language="en" fo:country="NL"/>
    </style:style>
    <style:style style:name="T227" style:parent-style-name="VarsayılanParagrafYazıTipi" style:family="text">
      <style:text-properties fo:language="en" fo:country="NL"/>
    </style:style>
    <style:style style:name="T228" style:parent-style-name="VarsayılanParagrafYazıTipi" style:family="text">
      <style:text-properties fo:language="en" fo:country="NL"/>
    </style:style>
    <style:style style:name="T229" style:parent-style-name="VarsayılanParagrafYazıTipi" style:family="text">
      <style:text-properties fo:language="en" fo:country="NL"/>
    </style:style>
    <style:style style:name="T230" style:parent-style-name="VarsayılanParagrafYazıTipi" style:family="text">
      <style:text-properties fo:language="en" fo:country="NL"/>
    </style:style>
    <style:style style:name="T231" style:parent-style-name="VarsayılanParagrafYazıTipi" style:family="text">
      <style:text-properties fo:language="en" fo:country="NL"/>
    </style:style>
    <style:style style:name="T232" style:parent-style-name="VarsayılanParagrafYazıTipi" style:family="text">
      <style:text-properties fo:language="en" fo:country="NL"/>
    </style:style>
    <style:style style:name="T233" style:parent-style-name="VarsayılanParagrafYazıTipi" style:family="text">
      <style:text-properties fo:language="en" fo:country="NL"/>
    </style:style>
    <style:style style:name="T234" style:parent-style-name="VarsayılanParagrafYazıTipi" style:family="text">
      <style:text-properties fo:language="en" fo:country="NL"/>
    </style:style>
    <style:style style:name="T235" style:parent-style-name="VarsayılanParagrafYazıTipi" style:family="text">
      <style:text-properties fo:language="en" fo:country="NL"/>
    </style:style>
    <style:style style:name="T236" style:parent-style-name="VarsayılanParagrafYazıTipi" style:family="text">
      <style:text-properties fo:language="en" fo:country="NL"/>
    </style:style>
    <style:style style:name="T237" style:parent-style-name="VarsayılanParagrafYazıTipi" style:family="text">
      <style:text-properties fo:language="en" fo:country="NL"/>
    </style:style>
    <style:style style:name="T238" style:parent-style-name="VarsayılanParagrafYazıTipi" style:family="text">
      <style:text-properties fo:language="en" fo:country="NL"/>
    </style:style>
    <style:style style:name="T239" style:parent-style-name="VarsayılanParagrafYazıTipi" style:family="text">
      <style:text-properties fo:language="en" fo:country="NL"/>
    </style:style>
    <style:style style:name="T240" style:parent-style-name="VarsayılanParagrafYazıTipi" style:family="text">
      <style:text-properties fo:language="en" fo:country="NL"/>
    </style:style>
    <style:style style:name="T241" style:parent-style-name="VarsayılanParagrafYazıTipi" style:family="text">
      <style:text-properties fo:language="en" fo:country="NL"/>
    </style:style>
    <style:style style:name="T242" style:parent-style-name="VarsayılanParagrafYazıTipi" style:family="text">
      <style:text-properties fo:language="en" fo:country="NL"/>
    </style:style>
    <style:style style:name="T243" style:parent-style-name="VarsayılanParagrafYazıTipi" style:family="text">
      <style:text-properties fo:language="en" fo:country="NL"/>
    </style:style>
    <style:style style:name="T244" style:parent-style-name="VarsayılanParagrafYazıTipi" style:family="text">
      <style:text-properties fo:language="en" fo:country="NL"/>
    </style:style>
    <style:style style:name="T245" style:parent-style-name="VarsayılanParagrafYazıTipi" style:family="text">
      <style:text-properties fo:language="en" fo:country="NL"/>
    </style:style>
    <style:style style:name="T246" style:parent-style-name="VarsayılanParagrafYazıTipi" style:family="text">
      <style:text-properties fo:language="en" fo:country="NL"/>
    </style:style>
    <style:style style:name="T247" style:parent-style-name="VarsayılanParagrafYazıTipi" style:family="text">
      <style:text-properties fo:language="en" fo:country="NL"/>
    </style:style>
    <style:style style:name="T248" style:parent-style-name="VarsayılanParagrafYazıTipi" style:family="text">
      <style:text-properties fo:language="en" fo:country="NL"/>
    </style:style>
    <style:style style:name="T249" style:parent-style-name="VarsayılanParagrafYazıTipi" style:family="text">
      <style:text-properties fo:language="en" fo:country="NL"/>
    </style:style>
    <style:style style:name="T250" style:parent-style-name="VarsayılanParagrafYazıTipi" style:family="text">
      <style:text-properties fo:language="en" fo:country="NL"/>
    </style:style>
    <style:style style:name="T251" style:parent-style-name="VarsayılanParagrafYazıTipi" style:family="text">
      <style:text-properties fo:language="en" fo:country="NL"/>
    </style:style>
    <style:style style:name="T252" style:parent-style-name="VarsayılanParagrafYazıTipi" style:family="text">
      <style:text-properties fo:language="en" fo:country="NL"/>
    </style:style>
    <style:style style:name="T253" style:parent-style-name="VarsayılanParagrafYazıTipi" style:family="text">
      <style:text-properties fo:language="en" fo:country="NL"/>
    </style:style>
    <style:style style:name="T254" style:parent-style-name="VarsayılanParagrafYazıTipi" style:family="text">
      <style:text-properties fo:language="en" fo:country="NL"/>
    </style:style>
    <style:style style:name="T255" style:parent-style-name="VarsayılanParagrafYazıTipi" style:family="text">
      <style:text-properties fo:language="en" fo:country="NL"/>
    </style:style>
    <style:style style:name="T256" style:parent-style-name="VarsayılanParagrafYazıTipi" style:family="text">
      <style:text-properties fo:language="en" fo:country="NL"/>
    </style:style>
    <style:style style:name="T257" style:parent-style-name="VarsayılanParagrafYazıTipi" style:family="text">
      <style:text-properties fo:language="en" fo:country="NL"/>
    </style:style>
    <style:style style:name="T258" style:parent-style-name="VarsayılanParagrafYazıTipi" style:family="text">
      <style:text-properties fo:language="en" fo:country="NL"/>
    </style:style>
    <style:style style:name="T259" style:parent-style-name="VarsayılanParagrafYazıTipi" style:family="text">
      <style:text-properties fo:language="en" fo:country="NL"/>
    </style:style>
    <style:style style:name="T260" style:parent-style-name="VarsayılanParagrafYazıTipi" style:family="text">
      <style:text-properties fo:language="en" fo:country="NL"/>
    </style:style>
    <style:style style:name="T261" style:parent-style-name="VarsayılanParagrafYazıTipi" style:family="text">
      <style:text-properties fo:language="en" fo:country="NL"/>
    </style:style>
    <style:style style:name="T262" style:parent-style-name="VarsayılanParagrafYazıTipi" style:family="text">
      <style:text-properties fo:language="en" fo:country="NL"/>
    </style:style>
    <style:style style:name="T263" style:parent-style-name="VarsayılanParagrafYazıTipi" style:family="text">
      <style:text-properties fo:language="en" fo:country="NL"/>
    </style:style>
    <style:style style:name="T264" style:parent-style-name="VarsayılanParagrafYazıTipi" style:family="text">
      <style:text-properties fo:language="en" fo:country="NL"/>
    </style:style>
    <style:style style:name="T265" style:parent-style-name="VarsayılanParagrafYazıTipi" style:family="text">
      <style:text-properties fo:language="en" fo:country="NL"/>
    </style:style>
    <style:style style:name="T266" style:parent-style-name="VarsayılanParagrafYazıTipi" style:family="text">
      <style:text-properties fo:language="en" fo:country="NL"/>
    </style:style>
    <style:style style:name="T267" style:parent-style-name="VarsayılanParagrafYazıTipi" style:family="text">
      <style:text-properties fo:language="en" fo:country="NL"/>
    </style:style>
    <style:style style:name="T268" style:parent-style-name="VarsayılanParagrafYazıTipi" style:family="text">
      <style:text-properties fo:language="en" fo:country="NL"/>
    </style:style>
    <style:style style:name="T269" style:parent-style-name="VarsayılanParagrafYazıTipi" style:family="text">
      <style:text-properties fo:language="en" fo:country="NL"/>
    </style:style>
    <style:style style:name="T270" style:parent-style-name="VarsayılanParagrafYazıTipi" style:family="text">
      <style:text-properties fo:language="en" fo:country="NL"/>
    </style:style>
    <style:style style:name="T271" style:parent-style-name="VarsayılanParagrafYazıTipi" style:family="text">
      <style:text-properties fo:language="en" fo:country="NL"/>
    </style:style>
    <style:style style:name="T272" style:parent-style-name="VarsayılanParagrafYazıTipi" style:family="text">
      <style:text-properties fo:language="en" fo:country="NL"/>
    </style:style>
    <style:style style:name="T273" style:parent-style-name="VarsayılanParagrafYazıTipi" style:family="text">
      <style:text-properties fo:language="en" fo:country="NL"/>
    </style:style>
    <style:style style:name="T274" style:parent-style-name="VarsayılanParagrafYazıTipi" style:family="text">
      <style:text-properties fo:language="en" fo:country="NL"/>
    </style:style>
    <style:style style:name="T275" style:parent-style-name="VarsayılanParagrafYazıTipi" style:family="text">
      <style:text-properties fo:language="en" fo:country="NL"/>
    </style:style>
    <style:style style:name="T276" style:parent-style-name="VarsayılanParagrafYazıTipi" style:family="text">
      <style:text-properties fo:language="en" fo:country="NL"/>
    </style:style>
    <style:style style:name="T27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7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7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80" style:parent-style-name="VarsayılanParagrafYazıTipi" style:family="text">
      <style:text-properties fo:language="en" fo:country="NL"/>
    </style:style>
    <style:style style:name="T281" style:parent-style-name="VarsayılanParagrafYazıTipi" style:family="text">
      <style:text-properties fo:language="en" fo:country="NL"/>
    </style:style>
    <style:style style:name="T282" style:parent-style-name="VarsayılanParagrafYazıTipi" style:family="text">
      <style:text-properties fo:language="en" fo:country="NL"/>
    </style:style>
    <style:style style:name="T283" style:parent-style-name="VarsayılanParagrafYazıTipi" style:family="text">
      <style:text-properties fo:language="en" fo:country="NL"/>
    </style:style>
    <style:style style:name="T284" style:parent-style-name="VarsayılanParagrafYazıTipi" style:family="text">
      <style:text-properties fo:language="en" fo:country="NL"/>
    </style:style>
    <style:style style:name="T285" style:parent-style-name="VarsayılanParagrafYazıTipi" style:family="text">
      <style:text-properties fo:language="en" fo:country="NL"/>
    </style:style>
    <style:style style:name="T286" style:parent-style-name="VarsayılanParagrafYazıTipi" style:family="text">
      <style:text-properties fo:language="en" fo:country="NL"/>
    </style:style>
    <style:style style:name="T28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88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89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90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91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9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293" style:parent-style-name="VarsayılanParagrafYazıTipi" style:family="text">
      <style:text-properties fo:language="en" fo:country="NL"/>
    </style:style>
    <style:style style:name="T294" style:parent-style-name="VarsayılanParagrafYazıTipi" style:family="text">
      <style:text-properties fo:language="en" fo:country="NL"/>
    </style:style>
    <style:style style:name="T295" style:parent-style-name="VarsayılanParagrafYazıTipi" style:family="text">
      <style:text-properties fo:language="en" fo:country="NL"/>
    </style:style>
    <style:style style:name="T296" style:parent-style-name="VarsayılanParagrafYazıTipi" style:family="text">
      <style:text-properties fo:language="en" fo:country="NL"/>
    </style:style>
    <style:style style:name="T297" style:parent-style-name="VarsayılanParagrafYazıTipi" style:family="text">
      <style:text-properties fo:language="en" fo:country="NL"/>
    </style:style>
    <style:style style:name="T298" style:parent-style-name="VarsayılanParagrafYazıTipi" style:family="text">
      <style:text-properties fo:language="en" fo:country="NL"/>
    </style:style>
    <style:style style:name="T299" style:parent-style-name="VarsayılanParagrafYazıTipi" style:family="text">
      <style:text-properties fo:language="en" fo:country="NL"/>
    </style:style>
    <style:style style:name="T300" style:parent-style-name="VarsayılanParagrafYazıTipi" style:family="text">
      <style:text-properties fo:language="en" fo:country="NL"/>
    </style:style>
    <style:style style:name="T301" style:parent-style-name="VarsayılanParagrafYazıTipi" style:family="text">
      <style:text-properties fo:language="en" fo:country="NL"/>
    </style:style>
    <style:style style:name="T302" style:parent-style-name="VarsayılanParagrafYazıTipi" style:family="text">
      <style:text-properties fo:language="en" fo:country="NL"/>
    </style:style>
    <style:style style:name="T303" style:parent-style-name="VarsayılanParagrafYazıTipi" style:family="text">
      <style:text-properties fo:language="en" fo:country="NL"/>
    </style:style>
    <style:style style:name="T304" style:parent-style-name="VarsayılanParagrafYazıTipi" style:family="text">
      <style:text-properties fo:language="en" fo:country="NL"/>
    </style:style>
    <style:style style:name="T305" style:parent-style-name="VarsayılanParagrafYazıTipi" style:family="text">
      <style:text-properties fo:language="en" fo:country="NL"/>
    </style:style>
    <style:style style:name="T30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07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08" style:parent-style-name="VarsayılanParagrafYazıTipi" style:family="text">
      <style:text-properties fo:language="en" fo:country="NL"/>
    </style:style>
    <style:style style:name="T309" style:parent-style-name="VarsayılanParagrafYazıTipi" style:family="text">
      <style:text-properties fo:language="en" fo:country="NL"/>
    </style:style>
    <style:style style:name="T310" style:parent-style-name="VarsayılanParagrafYazıTipi" style:family="text">
      <style:text-properties fo:language="en" fo:country="NL"/>
    </style:style>
    <style:style style:name="T311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12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13" style:parent-style-name="VarsayılanParagrafYazıTipi" style:family="text">
      <style:text-properties fo:language="en" fo:country="NL"/>
    </style:style>
    <style:style style:name="T314" style:parent-style-name="VarsayılanParagrafYazıTipi" style:family="text">
      <style:text-properties fo:language="en" fo:country="NL"/>
    </style:style>
    <style:style style:name="T315" style:parent-style-name="VarsayılanParagrafYazıTipi" style:family="text">
      <style:text-properties fo:language="en" fo:country="NL"/>
    </style:style>
    <style:style style:name="T316" style:parent-style-name="VarsayılanParagrafYazıTipi" style:family="text">
      <style:text-properties fo:language="en" fo:country="NL"/>
    </style:style>
    <style:style style:name="T317" style:parent-style-name="VarsayılanParagrafYazıTipi" style:family="text">
      <style:text-properties fo:language="en" fo:country="NL"/>
    </style:style>
    <style:style style:name="T318" style:parent-style-name="VarsayılanParagrafYazıTipi" style:family="text">
      <style:text-properties fo:language="en" fo:country="NL"/>
    </style:style>
    <style:style style:name="T319" style:parent-style-name="VarsayılanParagrafYazıTipi" style:family="text">
      <style:text-properties fo:language="en" fo:country="NL"/>
    </style:style>
    <style:style style:name="T320" style:parent-style-name="VarsayılanParagrafYazıTipi" style:family="text">
      <style:text-properties fo:language="en" fo:country="NL"/>
    </style:style>
    <style:style style:name="T321" style:parent-style-name="VarsayılanParagrafYazıTipi" style:family="text">
      <style:text-properties fo:language="en" fo:country="NL"/>
    </style:style>
    <style:style style:name="T322" style:parent-style-name="VarsayılanParagrafYazıTipi" style:family="text">
      <style:text-properties fo:language="en" fo:country="NL"/>
    </style:style>
    <style:style style:name="T323" style:parent-style-name="VarsayılanParagrafYazıTipi" style:family="text">
      <style:text-properties fo:language="en" fo:country="NL"/>
    </style:style>
    <style:style style:name="T324" style:parent-style-name="VarsayılanParagrafYazıTipi" style:family="text">
      <style:text-properties fo:language="en" fo:country="NL"/>
    </style:style>
    <style:style style:name="T325" style:parent-style-name="VarsayılanParagrafYazıTipi" style:family="text">
      <style:text-properties fo:language="en" fo:country="NL"/>
    </style:style>
    <style:style style:name="T326" style:parent-style-name="VarsayılanParagrafYazıTipi" style:family="text">
      <style:text-properties fo:language="en" fo:country="NL"/>
    </style:style>
    <style:style style:name="T327" style:parent-style-name="VarsayılanParagrafYazıTipi" style:family="text">
      <style:text-properties fo:language="en" fo:country="NL"/>
    </style:style>
    <style:style style:name="T328" style:parent-style-name="VarsayılanParagrafYazıTipi" style:family="text">
      <style:text-properties fo:language="en" fo:country="NL"/>
    </style:style>
    <style:style style:name="T329" style:parent-style-name="VarsayılanParagrafYazıTipi" style:family="text">
      <style:text-properties fo:language="en" fo:country="NL"/>
    </style:style>
    <style:style style:name="T330" style:parent-style-name="VarsayılanParagrafYazıTipi" style:family="text">
      <style:text-properties fo:language="en" fo:country="NL"/>
    </style:style>
    <style:style style:name="T331" style:parent-style-name="VarsayılanParagrafYazıTipi" style:family="text">
      <style:text-properties fo:language="en" fo:country="NL"/>
    </style:style>
    <style:style style:name="T332" style:parent-style-name="VarsayılanParagrafYazıTipi" style:family="text">
      <style:text-properties fo:language="en" fo:country="NL"/>
    </style:style>
    <style:style style:name="T333" style:parent-style-name="VarsayılanParagrafYazıTipi" style:family="text">
      <style:text-properties fo:language="en" fo:country="NL"/>
    </style:style>
    <style:style style:name="T334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35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36" style:parent-style-name="VarsayılanParagrafYazıTipi" style:family="text">
      <style:text-properties fo:font-style="italic" style:font-style-asian="italic" style:font-style-complex="italic" fo:language="en" fo:country="NL"/>
    </style:style>
    <style:style style:name="T337" style:parent-style-name="VarsayılanParagrafYazıTipi" style:family="text">
      <style:text-properties fo:language="en" fo:country="NL"/>
    </style:style>
    <style:style style:name="T338" style:parent-style-name="VarsayılanParagrafYazıTipi" style:family="text">
      <style:text-properties fo:language="en" fo:country="NL"/>
    </style:style>
    <style:style style:name="T339" style:parent-style-name="VarsayılanParagrafYazıTipi" style:family="text">
      <style:text-properties fo:language="en" fo:country="NL"/>
    </style:style>
    <style:style style:name="T340" style:parent-style-name="VarsayılanParagrafYazıTipi" style:family="text">
      <style:text-properties fo:language="en" fo:country="NL"/>
    </style:style>
    <style:style style:name="T341" style:parent-style-name="VarsayılanParagrafYazıTipi" style:family="text">
      <style:text-properties fo:language="en" fo:country="NL"/>
    </style:style>
    <style:style style:name="T342" style:parent-style-name="VarsayılanParagrafYazıTipi" style:family="text">
      <style:text-properties fo:language="en" fo:country="NL"/>
    </style:style>
    <style:style style:name="T343" style:parent-style-name="VarsayılanParagrafYazıTipi" style:family="text">
      <style:text-properties fo:language="en" fo:country="NL"/>
    </style:style>
    <style:style style:name="T344" style:parent-style-name="VarsayılanParagrafYazıTipi" style:family="text">
      <style:text-properties fo:language="en" fo:country="NL"/>
    </style:style>
    <style:style style:name="T345" style:parent-style-name="VarsayılanParagrafYazıTipi" style:family="text">
      <style:text-properties fo:language="en" fo:country="NL"/>
    </style:style>
    <style:style style:name="T346" style:parent-style-name="VarsayılanParagrafYazıTipi" style:family="text">
      <style:text-properties fo:language="en" fo:country="NL"/>
    </style:style>
    <style:style style:name="T347" style:parent-style-name="VarsayılanParagrafYazıTipi" style:family="text">
      <style:text-properties fo:language="en" fo:country="NL"/>
    </style:style>
    <style:style style:name="T348" style:parent-style-name="VarsayılanParagrafYazıTipi" style:family="text">
      <style:text-properties fo:language="en" fo:country="NL"/>
    </style:style>
    <style:style style:name="T349" style:parent-style-name="VarsayılanParagrafYazıTipi" style:family="text">
      <style:text-properties fo:language="en" fo:country="NL"/>
    </style:style>
    <style:style style:name="T350" style:parent-style-name="VarsayılanParagrafYazıTipi" style:family="text">
      <style:text-properties fo:language="en" fo:country="NL"/>
    </style:style>
    <style:style style:name="T351" style:parent-style-name="VarsayılanParagrafYazıTipi" style:family="text">
      <style:text-properties fo:language="en" fo:country="NL"/>
    </style:style>
    <style:style style:name="T352" style:parent-style-name="VarsayılanParagrafYazıTipi" style:family="text">
      <style:text-properties fo:language="en" fo:country="NL"/>
    </style:style>
  </office:automatic-styles>
  <office:body>
    <office:text text:use-soft-page-breaks="true">
      <text:p text:style-name="P1"><text:span text:style-name="T2">"""</text:span><text:span text:style-name="T3"><text:line-break/>TKDK IPARD III - RAG Pipeline</text:span><text:span text:style-name="T4"><text:line-break/>BM25 + Semantic hybrid search → RRF → Gemini 2.0 Flash</text:span><text:span text:style-name="T5"><text:line-break/></text:span><text:span text:style-name="T6"><text:line-break/>Çalıştırma: src/ klasöründen</text:span><text:span text:style-name="T7"><text:line-break/><text:s text:c="2"/>python rag_pipeline.py</text:span><text:span text:style-name="T8"><text:line-break/>"""</text:span><text:span text:style-name="T9"><text:line-break/></text:span><text:span text:style-name="T10"><text:line-break/></text:span><text:span text:style-name="T11">import json</text:span><text:span text:style-name="T12"><text:line-break/>import os</text:span><text:span text:style-name="T13"><text:line-break/>import re</text:span><text:span text:style-name="T14"><text:line-break/>from pathlib import Path</text:span><text:span text:style-name="T15"><text:line-break/></text:span><text:span text:style-name="T16"><text:line-break/>import chromadb</text:span><text:span text:style-name="T17"><text:line-break/>import numpy as np</text:span><text:span text:style-name="T18"><text:line-break/>from rank_bm25 import BM25Okapi</text:span><text:span text:style-name="T19"><text:line-break/>from sentence_transformers import SentenceTransformer</text:span><text:span text:style-name="T20"><text:line-break/>from google import genai</text:span><text:span text:style-name="T21"><text:line-break/>from google.genai import types</text:span><text:span text:style-name="T22"><text:line-break/></text:span><text:span text:style-name="T23"><text:line-break/></text:span><text:span text:style-name="T24"># ── Config ────────────────────────────────────────────────────────────────────</text:span><text:span text:style-name="T25"><text:line-break/></text:span><text:span text:style-name="T26"><text:line-break/></text:span><text:span text:style-name="T27">GEMINI_API_KEY <text:s/>= os.getenv("GEMINI_API_KEY", "") <text:s text:c="2"/></text:span><text:span text:style-name="T28"># env'den al veya direkt yaz</text:span><text:span text:style-name="T29"><text:line-break/></text:span><text:span text:style-name="T30">EMBED_MODEL <text:s text:c="4"/>= "emrecan/bert-base-turkish-cased-mean-nli-stsb-tr"</text:span><text:span text:style-name="T31"><text:line-break/>CHROMA_PATH <text:s text:c="4"/>= "data/chromadb"</text:span><text:span text:style-name="T32"><text:line-break/>CHUNKS_FILE <text:s text:c="4"/>= "data/all_chunks.json"</text:span><text:span text:style-name="T33"><text:line-break/></text:span><text:span text:style-name="T34"><text:line-break/>BM25_TOP_N <text:s text:c="5"/>= 20 <text:s text:c="2"/></text:span><text:span text:style-name="T35"># BM25'ten kaç chunk al</text:span><text:span text:style-name="T36"><text:line-break/></text:span><text:span text:style-name="T37">SEMANTIC_TOP_N <text:s/>= 20 <text:s text:c="2"/></text:span><text:span text:style-name="T38"># Semantic'ten kaç chunk al</text:span><text:span text:style-name="T39"><text:line-break/></text:span><text:span text:style-name="T40">FINAL_TOP_K <text:s text:c="4"/>= 7 <text:s text:c="3"/></text:span><text:span text:style-name="T41"># Rerank sonrası Gemini'ye kaç chunk gönder</text:span><text:span text:style-name="T42"><text:line-break/></text:span><text:span text:style-name="T43"><text:line-break/># ── Model &amp; DB yükle ──────────────────────────────────────────────────────────</text:span><text:span text:style-name="T44"><text:line-break/></text:span><text:span text:style-name="T45"><text:line-break/></text:span><text:span text:style-name="T46">print("Modeller yükleniyor...")</text:span><text:span text:style-name="T47"><text:line-break/></text:span><text:span text:style-name="T48"><text:line-break/>embed_model = SentenceTransformer(EMBED_MODEL)</text:span><text:span text:style-name="T49"><text:line-break/></text:span><text:span text:style-name="T50"><text:line-break/>chroma_client <text:s text:c="4"/>= chromadb.PersistentClient(path=CHROMA_PATH)</text:span><text:span text:style-name="T51"><text:line-break/>chroma_collection = chroma_client.get_collection("ipard_docs")</text:span><text:span text:style-name="T52"><text:line-break/></text:span><text:span text:style-name="T53"><text:line-break/>with open(CHUNKS_FILE, encoding="utf-8") as f:</text:span><text:span text:style-name="T54"><text:line-break/><text:s text:c="4"/>all_chunks: list[dict] = json.load(f)</text:span><text:span text:style-name="T55"><text:line-break/></text:span><text:span text:style-name="T56"><text:line-break/></text:span><text:span text:style-name="T57"># BM25 indeksi oluştur</text:span><text:span text:style-name="T58"><text:line-break/></text:span><text:span text:style-name="T59">print("BM25 indeksi oluşturuluyor...")</text:span><text:span text:style-name="T60"><text:line-break/></text:span><text:span text:style-name="T61"><text:line-break/>def tokenize_tr(text: str) -&gt; list[str]:</text:span><text:span text:style-name="T62"><text:line-break/><text:s text:c="4"/></text:span><text:span text:style-name="T63">"""Basit Türkçe tokenizer — küçük harf + noktalama temizle."""</text:span><text:span text:style-name="T64"><text:line-break/></text:span><text:soft-page-break/><text:span text:style-name="T65"><text:s text:c="4"/></text:span><text:span text:style-name="T66">text = text.lower()</text:span><text:span text:style-name="T67"><text:line-break/><text:s text:c="4"/>text = re.sub(r"[^\w\s]", " ", text)</text:span><text:span text:style-name="T68"><text:line-break/><text:s text:c="4"/>return text.split()</text:span><text:span text:style-name="T69"><text:line-break/></text:span><text:span text:style-name="T70"><text:line-break/>bm25_corpus <text:s/>= [tokenize_tr(c.get("text", "")) for c in all_chunks]</text:span><text:span text:style-name="T71"><text:line-break/>bm25_index <text:s text:c="2"/>= BM25Okapi(bm25_corpus)</text:span><text:span text:style-name="T72"><text:line-break/>chunk_id_map = {c["chunk_id"]: i for i, c in enumerate(all_chunks)}</text:span><text:span text:style-name="T73"><text:line-break/></text:span><text:span text:style-name="T74"><text:line-break/>print(f"Hazır. {len(all_chunks)} chunk yüklendi.\n")</text:span><text:span text:style-name="T75"><text:line-break/></text:span><text:span text:style-name="T76"><text:line-break/></text:span><text:span text:style-name="T77"># Gemini</text:span><text:span text:style-name="T78"><text:line-break/></text:span><text:span text:style-name="T79">if GEMINI_API_KEY:</text:span><text:span text:style-name="T80"><text:line-break/><text:s text:c="4"/>gemini = genai.Client(api_key=GEMINI_API_KEY)</text:span><text:span text:style-name="T81"><text:line-break/>else:</text:span><text:span text:style-name="T82"><text:line-break/><text:s text:c="4"/>gemini = None</text:span><text:span text:style-name="T83"><text:line-break/></text:span><text:span text:style-name="T84"><text:line-break/></text:span><text:span text:style-name="T85"><text:line-break/></text:span><text:span text:style-name="T86"># ── Retrieval ─────────────────────────────────────────────────────────────────</text:span><text:span text:style-name="T87"><text:line-break/></text:span><text:span text:style-name="T88"><text:line-break/></text:span><text:span text:style-name="T89">def semantic_search(query: str, n: int, tedbir: str = None, doc_type: str = None) -&gt; list[dict]:</text:span><text:span text:style-name="T90"><text:line-break/><text:s text:c="4"/></text:span><text:span text:style-name="T91">"""ChromaDB ile semantic search."""</text:span><text:span text:style-name="T92"><text:line-break/><text:s text:c="4"/></text:span><text:span text:style-name="T93">embedding = embed_model.encode([query], normalize_embeddings=True).tolist()</text:span><text:span text:style-name="T94"><text:line-break/></text:span><text:span text:style-name="T95"><text:line-break/><text:s text:c="4"/>where = {}</text:span><text:span text:style-name="T96"><text:line-break/><text:s text:c="4"/>if tedbir and doc_type:</text:span><text:span text:style-name="T97"><text:line-break/><text:s text:c="8"/>where = {"$and": [{"tedbir": tedbir}, {"doc_type": doc_type}]}</text:span><text:span text:style-name="T98"><text:line-break/><text:s text:c="4"/>elif tedbir:</text:span><text:span text:style-name="T99"><text:line-break/><text:s text:c="8"/>where = {"tedbir": tedbir}</text:span><text:span text:style-name="T100"><text:line-break/><text:s text:c="4"/>elif doc_type:</text:span><text:span text:style-name="T101"><text:line-break/><text:s text:c="8"/>where = {"doc_type": doc_type}</text:span><text:span text:style-name="T102"><text:line-break/></text:span><text:span text:style-name="T103"><text:line-break/><text:s text:c="4"/>kwargs = {</text:span><text:span text:style-name="T104"><text:line-break/><text:s text:c="8"/>"query_embeddings": embedding,</text:span><text:span text:style-name="T105"><text:line-break/><text:s text:c="8"/>"n_results": n,</text:span><text:span text:style-name="T106"><text:line-break/><text:s text:c="8"/>"include": ["documents", "metadatas", "distances"],</text:span><text:span text:style-name="T107"><text:line-break/><text:s text:c="4"/>}</text:span><text:span text:style-name="T108"><text:line-break/><text:s text:c="4"/>if where:</text:span><text:span text:style-name="T109"><text:line-break/><text:s text:c="8"/>kwargs["where"] = where</text:span><text:span text:style-name="T110"><text:line-break/></text:span><text:span text:style-name="T111"><text:line-break/><text:s text:c="4"/>results = chroma_collection.query(**kwargs)</text:span><text:span text:style-name="T112"><text:line-break/></text:span><text:span text:style-name="T113"><text:line-break/><text:s text:c="4"/>hits = []</text:span><text:span text:style-name="T114"><text:line-break/><text:s text:c="4"/>for doc, meta, dist in zip(</text:span><text:span text:style-name="T115"><text:line-break/><text:s text:c="8"/>results["documents"][0],</text:span><text:span text:style-name="T116"><text:line-break/><text:s text:c="8"/>results["metadatas"][0],</text:span><text:span text:style-name="T117"><text:line-break/><text:s text:c="8"/>results["distances"][0],</text:span><text:span text:style-name="T118"><text:line-break/><text:s text:c="4"/>):</text:span><text:span text:style-name="T119"><text:line-break/><text:s text:c="8"/>hits.append({</text:span><text:span text:style-name="T120"><text:line-break/></text:span><text:soft-page-break/><text:span text:style-name="T121"><text:s text:c="12"/>"chunk_id": meta.get("source_file", "") + "_" + meta.get("heading", "")[:30],</text:span><text:span text:style-name="T122"><text:line-break/><text:s text:c="12"/>"text": <text:s text:c="4"/>doc,</text:span><text:span text:style-name="T123"><text:line-break/><text:s text:c="12"/>"meta": <text:s text:c="4"/>meta,</text:span><text:span text:style-name="T124"><text:line-break/><text:s text:c="12"/>"score": <text:s text:c="3"/>1 - dist,</text:span><text:span text:style-name="T125"><text:line-break/><text:s text:c="8"/>})</text:span><text:span text:style-name="T126"><text:line-break/><text:s text:c="4"/>return hits</text:span><text:span text:style-name="T127"><text:line-break/></text:span><text:span text:style-name="T128"><text:line-break/></text:span><text:span text:style-name="T129"><text:line-break/>def bm25_search(query: str, n: int, tedbir: str = None, doc_type: str = None) -&gt; list[dict]:</text:span><text:span text:style-name="T130"><text:line-break/><text:s text:c="4"/></text:span><text:span text:style-name="T131">"""BM25 ile keyword search."""</text:span><text:span text:style-name="T132"><text:line-break/><text:s text:c="4"/></text:span><text:span text:style-name="T133">tokens = tokenize_tr(query)</text:span><text:span text:style-name="T134"><text:line-break/><text:s text:c="4"/>scores = bm25_index.get_scores(tokens)</text:span><text:span text:style-name="T135"><text:line-break/></text:span><text:span text:style-name="T136"><text:line-break/><text:s text:c="4"/></text:span><text:span text:style-name="T137"># Filtre uygula</text:span><text:span text:style-name="T138"><text:line-break/><text:s text:c="4"/></text:span><text:span text:style-name="T139">filtered = []</text:span><text:span text:style-name="T140"><text:line-break/><text:s text:c="4"/>for i, chunk in enumerate(all_chunks):</text:span><text:span text:style-name="T141"><text:line-break/><text:s text:c="8"/>if tedbir and chunk.get("tedbir") != tedbir:</text:span><text:span text:style-name="T142"><text:line-break/><text:s text:c="12"/>continue</text:span><text:span text:style-name="T143"><text:line-break/><text:s text:c="8"/>if doc_type and chunk.get("doc_type") != doc_type:</text:span><text:span text:style-name="T144"><text:line-break/><text:s text:c="12"/>continue</text:span><text:span text:style-name="T145"><text:line-break/><text:s text:c="8"/>filtered.append((i, scores[i]))</text:span><text:span text:style-name="T146"><text:line-break/></text:span><text:span text:style-name="T147"><text:line-break/><text:s text:c="4"/>if not filtered:</text:span><text:span text:style-name="T148"><text:line-break/><text:s text:c="8"/></text:span><text:span text:style-name="T149"># Filtre sonuç vermezse tümünde ara</text:span><text:span text:style-name="T150"><text:line-break/><text:s text:c="8"/></text:span><text:span text:style-name="T151">filtered = list(enumerate(scores))</text:span><text:span text:style-name="T152"><text:line-break/></text:span><text:span text:style-name="T153"><text:line-break/><text:s text:c="4"/>filtered.sort(key=lambda x: x[1], reverse=True)</text:span><text:span text:style-name="T154"><text:line-break/><text:s text:c="4"/>top = filtered[:n]</text:span><text:span text:style-name="T155"><text:line-break/></text:span><text:span text:style-name="T156"><text:line-break/><text:s text:c="4"/>hits = []</text:span><text:span text:style-name="T157"><text:line-break/><text:s text:c="4"/>for idx, score in top:</text:span><text:span text:style-name="T158"><text:line-break/><text:s text:c="8"/>if score == 0:</text:span><text:span text:style-name="T159"><text:line-break/><text:s text:c="12"/>break</text:span><text:span text:style-name="T160"><text:line-break/><text:s text:c="8"/>chunk = all_chunks[idx]</text:span><text:span text:style-name="T161"><text:line-break/><text:s text:c="8"/>hits.append({</text:span><text:span text:style-name="T162"><text:line-break/><text:s text:c="12"/>"chunk_id": chunk["chunk_id"],</text:span><text:span text:style-name="T163"><text:line-break/><text:s text:c="12"/>"text": <text:s text:c="4"/>chunk.get("text", ""),</text:span><text:span text:style-name="T164"><text:line-break/><text:s text:c="12"/>"meta": {</text:span><text:span text:style-name="T165"><text:line-break/><text:s text:c="16"/>"doc_type": <text:s text:c="3"/>chunk.get("doc_type", ""),</text:span><text:span text:style-name="T166"><text:line-break/><text:s text:c="16"/>"tedbir": <text:s text:c="5"/>chunk.get("tedbir", ""),</text:span><text:span text:style-name="T167"><text:line-break/><text:s text:c="16"/>"sektor": <text:s text:c="5"/>chunk.get("sektor", ""),</text:span><text:span text:style-name="T168"><text:line-break/><text:s text:c="16"/>"heading": <text:s text:c="4"/>chunk.get("heading", ""),</text:span><text:span text:style-name="T169"><text:line-break/><text:s text:c="16"/>"source_file": chunk.get("source_file", ""),</text:span><text:span text:style-name="T170"><text:line-break/><text:s text:c="16"/>"start_page": <text:s/>str(chunk.get("start_page", "")),</text:span><text:span text:style-name="T171"><text:line-break/><text:s text:c="12"/>},</text:span><text:span text:style-name="T172"><text:line-break/><text:s text:c="12"/>"score": float(score),</text:span><text:span text:style-name="T173"><text:line-break/><text:s text:c="8"/>})</text:span><text:span text:style-name="T174"><text:line-break/><text:s text:c="4"/>return hits</text:span><text:span text:style-name="T175"><text:line-break/></text:span><text:soft-page-break/><text:span text:style-name="T176"><text:line-break/></text:span><text:span text:style-name="T177"><text:line-break/>def reciprocal_rank_fusion(</text:span><text:span text:style-name="T178"><text:line-break/><text:s text:c="4"/>semantic_hits: list[dict],</text:span><text:span text:style-name="T179"><text:line-break/><text:s text:c="4"/>bm25_hits: list[dict],</text:span><text:span text:style-name="T180"><text:line-break/><text:s text:c="4"/>k: int = 60,</text:span><text:span text:style-name="T181"><text:line-break/>) -&gt; list[dict]:</text:span><text:span text:style-name="T182"><text:line-break/><text:s text:c="4"/></text:span><text:span text:style-name="T183">"""RRF ile iki listeyi birleştir."""</text:span><text:span text:style-name="T184"><text:line-break/><text:s text:c="4"/></text:span><text:span text:style-name="T185">rrf_scores: dict[str, float] = {}</text:span><text:span text:style-name="T186"><text:line-break/><text:s text:c="4"/>chunk_data: dict[str, dict] <text:s/>= {}</text:span><text:span text:style-name="T187"><text:line-break/></text:span><text:span text:style-name="T188"><text:line-break/><text:s text:c="4"/>for rank, hit in enumerate(semantic_hits):</text:span><text:span text:style-name="T189"><text:line-break/><text:s text:c="8"/>cid = hit["chunk_id"]</text:span><text:span text:style-name="T190"><text:line-break/><text:s text:c="8"/>rrf_scores[cid] = rrf_scores.get(cid, 0) + 1 / (k + rank + 1)</text:span><text:span text:style-name="T191"><text:line-break/><text:s text:c="8"/>chunk_data[cid] = hit</text:span><text:span text:style-name="T192"><text:line-break/></text:span><text:span text:style-name="T193"><text:line-break/><text:s text:c="4"/>for rank, hit in enumerate(bm25_hits):</text:span><text:span text:style-name="T194"><text:line-break/><text:s text:c="8"/>cid = hit["chunk_id"]</text:span><text:span text:style-name="T195"><text:line-break/><text:s text:c="8"/>rrf_scores[cid] = rrf_scores.get(cid, 0) + 1 / (k + rank + 1)</text:span><text:span text:style-name="T196"><text:line-break/><text:s text:c="8"/>if cid not in chunk_data:</text:span><text:span text:style-name="T197"><text:line-break/><text:s text:c="12"/>chunk_data[cid] = hit</text:span><text:span text:style-name="T198"><text:line-break/></text:span><text:span text:style-name="T199"><text:line-break/><text:s text:c="4"/>ranked = sorted(rrf_scores.items(), key=lambda x: x[1], reverse=True)</text:span><text:span text:style-name="T200"><text:line-break/><text:s text:c="4"/>return [</text:span><text:span text:style-name="T201"><text:line-break/><text:s text:c="8"/>{**chunk_data[cid], "rrf_score": score}</text:span><text:span text:style-name="T202"><text:line-break/><text:s text:c="8"/>for cid, score in ranked</text:span><text:span text:style-name="T203"><text:line-break/><text:s text:c="4"/>]</text:span><text:span text:style-name="T204"><text:line-break/></text:span><text:span text:style-name="T205"><text:line-break/></text:span><text:span text:style-name="T206"><text:line-break/>def hybrid_search(</text:span><text:span text:style-name="T207"><text:line-break/><text:s text:c="4"/>query: str,</text:span><text:span text:style-name="T208"><text:line-break/><text:s text:c="4"/>top_k: int <text:s text:c="4"/>= FINAL_TOP_K,</text:span><text:span text:style-name="T209"><text:line-break/><text:s text:c="4"/>tedbir: str <text:s text:c="3"/>= None,</text:span><text:span text:style-name="T210"><text:line-break/><text:s text:c="4"/>doc_type: str <text:s/>= None,</text:span><text:span text:style-name="T211"><text:line-break/>) -&gt; list[dict]:</text:span><text:span text:style-name="T212"><text:line-break/><text:s text:c="4"/></text:span><text:span text:style-name="T213">"""BM25 + Semantic → RRF → Top-K."""</text:span><text:span text:style-name="T214"><text:line-break/><text:s text:c="4"/></text:span><text:span text:style-name="T215">sem_hits <text:s/>= semantic_search(query, SEMANTIC_TOP_N, tedbir, doc_type)</text:span><text:span text:style-name="T216"><text:line-break/><text:s text:c="4"/>bm25_hits = bm25_search(query, BM25_TOP_N, tedbir, doc_type)</text:span><text:span text:style-name="T217"><text:line-break/><text:s text:c="4"/>merged <text:s text:c="3"/>= reciprocal_rank_fusion(sem_hits, bm25_hits)</text:span><text:span text:style-name="T218"><text:line-break/><text:s text:c="4"/>return merged[:top_k]</text:span><text:span text:style-name="T219"><text:line-break/></text:span><text:span text:style-name="T220"><text:line-break/></text:span><text:span text:style-name="T221"><text:line-break/></text:span><text:span text:style-name="T222"># ── Prompt &amp; LLM ─────────────────────────────────────────────────────────────</text:span><text:span text:style-name="T223"><text:line-break/></text:span><text:span text:style-name="T224"><text:line-break/></text:span><text:span text:style-name="T225">SYSTEM_PROMPT = """Sen TKDK (Tarım ve Kırsal Kalkınmayı Destekleme Kurumu) IPARD III programı konusunda uzman bir asistansın.</text:span><text:span text:style-name="T226"><text:line-break/>Sana verilen belge parçalarına dayanarak Türkçe olarak cevap ver.</text:span><text:span text:style-name="T227"><text:line-break/></text:span><text:span text:style-name="T228"><text:line-break/></text:span><text:soft-page-break/><text:span text:style-name="T229">Kurallar:</text:span><text:span text:style-name="T230"><text:line-break/>- Sadece verilen belgelerden yararlan, bilmiyorsan "Bu konuda belgelerimde yeterli bilgi bulamadım" de.</text:span><text:span text:style-name="T231"><text:line-break/>- Sayısal değerleri (oran, limit, tarih) doğrudan belgeden al, yorumlama.</text:span><text:span text:style-name="T232"><text:line-break/>- Cevabın net, anlaşılır ve kısa olsun.</text:span><text:span text:style-name="T233"><text:line-break/>- Kaynağı belirt: hangi belge türü ve tedbir/sektör.</text:span><text:span text:style-name="T234"><text:line-break/>"""</text:span><text:span text:style-name="T235"><text:line-break/></text:span><text:span text:style-name="T236"><text:line-break/>def build_context(chunks: list[dict]) -&gt; str:</text:span><text:span text:style-name="T237"><text:line-break/><text:s text:c="4"/>parts = []</text:span><text:span text:style-name="T238"><text:line-break/><text:s text:c="4"/>for i, chunk in enumerate(chunks, 1):</text:span><text:span text:style-name="T239"><text:line-break/><text:s text:c="8"/>meta = chunk.get("meta", {})</text:span><text:span text:style-name="T240"><text:line-break/><text:s text:c="8"/>doc_type <text:s text:c="2"/>= meta.get("doc_type", "")</text:span><text:span text:style-name="T241"><text:line-break/><text:s text:c="8"/>tedbir <text:s text:c="4"/>= meta.get("tedbir", "")</text:span><text:span text:style-name="T242"><text:line-break/><text:s text:c="8"/>sektor <text:s text:c="4"/>= meta.get("sektor", "")</text:span><text:span text:style-name="T243"><text:line-break/><text:s text:c="8"/>heading <text:s text:c="3"/>= meta.get("heading", "")</text:span><text:span text:style-name="T244"><text:line-break/><text:s text:c="8"/>source <text:s text:c="4"/>= meta.get("source_file", "")</text:span><text:span text:style-name="T245"><text:line-break/></text:span><text:span text:style-name="T246"><text:line-break/><text:s text:c="8"/>header = f"[{i}] {doc_type} | Tedbir {tedbir}-{sektor} | {heading[:60]}"</text:span><text:span text:style-name="T247"><text:line-break/><text:s text:c="8"/>if source:</text:span><text:span text:style-name="T248"><text:line-break/><text:s text:c="12"/>header += f" | {source}"</text:span><text:span text:style-name="T249"><text:line-break/></text:span><text:span text:style-name="T250"><text:line-break/><text:s text:c="8"/>parts.append(f"{header}\n{chunk['text']}")</text:span><text:span text:style-name="T251"><text:line-break/></text:span><text:span text:style-name="T252"><text:line-break/><text:s text:c="4"/>return "\n\n---\n\n".join(parts)</text:span><text:span text:style-name="T253"><text:line-break/></text:span><text:span text:style-name="T254"><text:line-break/></text:span><text:span text:style-name="T255"><text:line-break/>import time</text:span><text:span text:style-name="T256"><text:line-break/>from google.genai import errors</text:span><text:span text:style-name="T257"><text:line-break/></text:span><text:span text:style-name="T258"><text:line-break/>def ask_gemini(query: str, chunks: list[dict]) -&gt; str:</text:span><text:span text:style-name="T259"><text:line-break/><text:s text:c="4"/>if not gemini:</text:span><text:span text:style-name="T260"><text:line-break/><text:s text:c="8"/>return "GEMINI_API_KEY ayarlanmamış."</text:span><text:span text:style-name="T261"><text:line-break/></text:span><text:span text:style-name="T262"><text:line-break/><text:s text:c="4"/>context = build_context(chunks)</text:span><text:span text:style-name="T263"><text:line-break/><text:s text:c="4"/>prompt <text:s/>= f"{SYSTEM_PROMPT}\n\nBELGELER:\n{context}\n\nSORU: {query}\n\nCEVAP:"</text:span><text:span text:style-name="T264"><text:line-break/></text:span><text:span text:style-name="T265"><text:line-break/><text:s text:c="4"/>response = gemini.models.generate_content(</text:span><text:span text:style-name="T266"><text:line-break/><text:s text:c="8"/>model="gemini-2.5-flash",</text:span><text:span text:style-name="T267"><text:line-break/><text:s text:c="8"/>contents=prompt,</text:span><text:span text:style-name="T268"><text:line-break/><text:s text:c="8"/>config=types.GenerateContentConfig(</text:span><text:span text:style-name="T269"><text:line-break/><text:s text:c="12"/>temperature=0.2,</text:span><text:span text:style-name="T270"><text:line-break/><text:s text:c="12"/>max_output_tokens=1024,</text:span><text:span text:style-name="T271"><text:line-break/><text:s text:c="8"/>),</text:span><text:span text:style-name="T272"><text:line-break/><text:s text:c="4"/>)</text:span><text:span text:style-name="T273"><text:line-break/><text:s text:c="4"/>return response.text</text:span><text:span text:style-name="T274"><text:line-break/></text:span><text:span text:style-name="T275"><text:line-break/></text:span><text:span text:style-name="T276"><text:line-break/></text:span><text:soft-page-break/><text:span text:style-name="T277"># ── Ana RAG fonksiyonu ────────────────────────────────────────────────────────</text:span><text:span text:style-name="T278"><text:line-break/></text:span><text:span text:style-name="T279"><text:line-break/></text:span><text:span text:style-name="T280">def rag_query(</text:span><text:span text:style-name="T281"><text:line-break/><text:s text:c="4"/>query: str,</text:span><text:span text:style-name="T282"><text:line-break/><text:s text:c="4"/>tedbir: str <text:s text:c="2"/>= None,</text:span><text:span text:style-name="T283"><text:line-break/><text:s text:c="4"/>doc_type: str = None,</text:span><text:span text:style-name="T284"><text:line-break/><text:s text:c="4"/>verbose: bool = False,</text:span><text:span text:style-name="T285"><text:line-break/>) -&gt; dict:</text:span><text:span text:style-name="T286"><text:line-break/><text:s text:c="4"/></text:span><text:span text:style-name="T287">"""</text:span><text:span text:style-name="T288"><text:line-break/><text:s text:c="4"/>Tam RAG pipeline.</text:span><text:span text:style-name="T289"><text:line-break/><text:s text:c="4"/>Döner: {"query", "answer", "chunks", "sources"}</text:span><text:span text:style-name="T290"><text:line-break/><text:s text:c="4"/>"""</text:span><text:span text:style-name="T291"><text:line-break/><text:s text:c="4"/># 1. Hybrid retrieval</text:span><text:span text:style-name="T292"><text:line-break/><text:s text:c="4"/></text:span><text:span text:style-name="T293">chunks = hybrid_search(query, FINAL_TOP_K, tedbir, doc_type)</text:span><text:span text:style-name="T294"><text:line-break/></text:span><text:span text:style-name="T295"><text:line-break/><text:s text:c="4"/>if verbose:</text:span><text:span text:style-name="T296"><text:line-break/><text:s text:c="8"/>print(f"\nSORU: {query}")</text:span><text:span text:style-name="T297"><text:line-break/><text:s text:c="8"/>print(f"{'─'*60}")</text:span><text:span text:style-name="T298"><text:line-break/><text:s text:c="8"/>for i, c in enumerate(chunks, 1):</text:span><text:span text:style-name="T299"><text:line-break/><text:s text:c="12"/>meta = c.get("meta", {})</text:span><text:span text:style-name="T300"><text:line-break/><text:s text:c="12"/>print(f" <text:s/>[{i}] RRF={c['rrf_score']:.4f} | "</text:span><text:span text:style-name="T301"><text:line-break/><text:s text:c="18"/>f"{meta.get('doc_type','')} | "</text:span><text:span text:style-name="T302"><text:line-break/><text:s text:c="18"/>f"Tedbir {meta.get('tedbir','')}-{meta.get('sektor','')} | "</text:span><text:span text:style-name="T303"><text:line-break/><text:s text:c="18"/>f"{meta.get('heading','')[:55]}")</text:span><text:span text:style-name="T304"><text:line-break/></text:span><text:span text:style-name="T305"><text:line-break/><text:s text:c="4"/></text:span><text:span text:style-name="T306"># 2. LLM cevabı</text:span><text:span text:style-name="T307"><text:line-break/><text:s text:c="4"/></text:span><text:span text:style-name="T308">answer = ask_gemini(query, chunks)</text:span><text:span text:style-name="T309"><text:line-break/></text:span><text:span text:style-name="T310"><text:line-break/><text:s text:c="4"/></text:span><text:span text:style-name="T311"># 3. Kaynak listesi</text:span><text:span text:style-name="T312"><text:line-break/><text:s text:c="4"/></text:span><text:span text:style-name="T313">sources = []</text:span><text:span text:style-name="T314"><text:line-break/><text:s text:c="4"/>for c in chunks:</text:span><text:span text:style-name="T315"><text:line-break/><text:s text:c="8"/>meta = c.get("meta", {})</text:span><text:span text:style-name="T316"><text:line-break/><text:s text:c="8"/>sources.append({</text:span><text:span text:style-name="T317"><text:line-break/><text:s text:c="12"/>"source_file": meta.get("source_file", ""),</text:span><text:span text:style-name="T318"><text:line-break/><text:s text:c="12"/>"doc_type": <text:s text:c="3"/>meta.get("doc_type", ""),</text:span><text:span text:style-name="T319"><text:line-break/><text:s text:c="12"/>"tedbir": <text:s text:c="5"/>meta.get("tedbir", ""),</text:span><text:span text:style-name="T320"><text:line-break/><text:s text:c="12"/>"sektor": <text:s text:c="5"/>meta.get("sektor", ""),</text:span><text:span text:style-name="T321"><text:line-break/><text:s text:c="12"/>"heading": <text:s text:c="4"/>meta.get("heading", "")[:80],</text:span><text:span text:style-name="T322"><text:line-break/><text:s text:c="12"/>"rrf_score": <text:s text:c="2"/>round(c["rrf_score"], 4),</text:span><text:span text:style-name="T323"><text:line-break/><text:s text:c="8"/>})</text:span><text:span text:style-name="T324"><text:line-break/></text:span><text:span text:style-name="T325"><text:line-break/><text:s text:c="4"/>return {</text:span><text:span text:style-name="T326"><text:line-break/><text:s text:c="8"/>"query": <text:s text:c="2"/>query,</text:span><text:span text:style-name="T327"><text:line-break/><text:s text:c="8"/>"answer": <text:s/>answer,</text:span><text:span text:style-name="T328"><text:line-break/><text:s text:c="8"/>"chunks": <text:s/>chunks,</text:span><text:span text:style-name="T329"><text:line-break/><text:s text:c="8"/>"sources": sources,</text:span><text:span text:style-name="T330"><text:line-break/><text:s text:c="4"/>}</text:span><text:span text:style-name="T331"><text:line-break/></text:span><text:span text:style-name="T332"><text:line-break/></text:span><text:soft-page-break/><text:span text:style-name="T333"><text:line-break/></text:span><text:span text:style-name="T334"># ── Test ──────────────────────────────────────────────────────────────────────</text:span><text:span text:style-name="T335"><text:line-break/></text:span><text:span text:style-name="T336"><text:line-break/></text:span><text:span text:style-name="T337">if __name__ == "__main__":</text:span><text:span text:style-name="T338"><text:line-break/><text:s text:c="4"/>TEST_QUERIES = [</text:span><text:span text:style-name="T339"><text:line-break/><text:s text:c="8"/>("101 tedbirinde süt işletmesi için destekleme oranı nedir?", <text:s text:c="2"/>None, <text:s/>None),</text:span><text:span text:style-name="T340"><text:line-break/><text:s text:c="8"/>("ÖTP nedir ve nasıl hazırlanır?", <text:s text:c="29"/>None, <text:s/>"sss"),</text:span><text:span text:style-name="T341"><text:line-break/><text:s text:c="8"/>("arıcılık projesi için minimum kovan sayısı kaçtır?", <text:s text:c="9"/>"302", None),</text:span><text:span text:style-name="T342"><text:line-break/><text:s text:c="8"/>("başvuru için hangi belgeler gereklidir?", <text:s text:c="20"/>"101", None),</text:span><text:span text:style-name="T343"><text:line-break/><text:s text:c="4"/>]</text:span><text:span text:style-name="T344"><text:line-break/></text:span><text:span text:style-name="T345"><text:line-break/></text:span><text:span text:style-name="T346"><text:line-break/><text:s text:c="4"/>for query, tedbir, doc_type in TEST_QUERIES:</text:span><text:span text:style-name="T347"><text:line-break/><text:s text:c="8"/>result = rag_query(query, tedbir=tedbir, doc_type=doc_type, verbose=True)</text:span><text:span text:style-name="T348"><text:line-break/><text:s text:c="8"/>print(f"\nCEVAP:\n{result['answer']}")</text:span><text:span text:style-name="T349"><text:line-break/><text:s text:c="8"/>print("\nKAYNAKLAR:")</text:span><text:span text:style-name="T350"><text:line-break/><text:s text:c="8"/>for s in result["sources"]:</text:span><text:span text:style-name="T351"><text:line-break/><text:s text:c="12"/>print(f" <text:s/>- {s['source_file']} | {s['doc_type']} | {s['heading'][:60]}")</text:span><text:span text:style-name="T352"><text:line-break/><text:s text:c="8"/>print("="*60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2F5496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F5496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2F5496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2F5496"/>
    </style:style>
    <style:style style:name="GüçlüAlıntı" style:display-name="Güçlü Alıntı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2F5496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z kaya</meta:initial-creator>
    <dc:creator>deniz kaya</dc:creator>
    <meta:creation-date>2026-02-27T18:53:00Z</meta:creation-date>
    <dc:date>2026-02-27T22:19:00Z</dc:date>
    <meta:template xlink:href="Normal.dotm" xlink:type="simple"/>
    <meta:editing-cycles>1</meta:editing-cycles>
    <meta:editing-duration>PT0S</meta:editing-duration>
    <meta:document-statistic meta:page-count="7" meta:paragraph-count="18" meta:word-count="1418" meta:character-count="9484" meta:row-count="67" meta:non-whitespace-character-count="8084"/>
  </office:meta>
</office:document-meta>
</file>